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63cm" fo:min-width="3.535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29cm" fo:min-width="5.07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28cm" fo:min-width="5.07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088cm" fo:min-width="3.84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72cm" fo:min-width="3.879cm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1.35cm"/>
    </style:style>
    <style:style style:name="gr8" style:family="graphic" style:parent-style-name="standard">
      <style:graphic-properties draw:stroke="solid" svg:stroke-color="#000000" draw:fill="none" draw:fill-color="#ffffff" fo:min-height="1.249cm"/>
    </style:style>
    <style:style style:name="gr9" style:family="graphic" style:parent-style-name="standard">
      <style:graphic-properties draw:stroke="solid" svg:stroke-color="#000000" draw:fill="none" draw:fill-color="#ffffff" fo:min-height="1.55cm"/>
    </style:style>
    <style:style style:name="gr10" style:family="graphic" style:parent-style-name="standard">
      <style:graphic-properties draw:stroke="solid" svg:stroke-color="#000000" draw:fill="none" draw:fill-color="#ffffff" fo:min-height="1.324cm"/>
    </style:style>
    <style:style style:name="gr11" style:family="graphic" style:parent-style-name="standard">
      <style:graphic-properties svg:stroke-color="#333333" draw:fill-color="#ffff99" draw:textarea-horizontal-align="justify" draw:textarea-vertical-align="middle" draw:auto-grow-height="false" fo:min-height="1.47cm" fo:min-width="1.069cm"/>
    </style:style>
    <style:style style:name="gr12" style:family="graphic" style:parent-style-name="standard">
      <style:graphic-properties svg:stroke-color="#333333" draw:fill-color="#ffff99" draw:textarea-horizontal-align="justify" draw:textarea-vertical-align="middle" draw:auto-grow-height="false" fo:min-height="1.46cm" fo:min-width="1.209cm"/>
    </style:style>
    <style:style style:name="gr13" style:family="graphic" style:parent-style-name="standard">
      <style:graphic-properties svg:stroke-color="#333333" draw:fill-color="#ffff99" draw:textarea-horizontal-align="justify" draw:textarea-vertical-align="middle" draw:auto-grow-height="false" fo:min-height="1.46cm" fo:min-width="1.118cm"/>
    </style:style>
    <style:style style:name="gr14" style:family="graphic" style:parent-style-name="standard">
      <style:graphic-properties svg:stroke-color="#333333" draw:fill-color="#ffff99" draw:textarea-horizontal-align="justify" draw:textarea-vertical-align="middle" draw:auto-grow-height="false" fo:min-height="1.426cm" fo:min-width="1.069cm"/>
    </style:style>
    <style:style style:name="gr15" style:family="graphic" style:parent-style-name="standard">
      <style:graphic-properties svg:stroke-color="#333333" draw:fill-color="#ffff99" draw:textarea-horizontal-align="justify" draw:textarea-vertical-align="middle" draw:auto-grow-height="false" fo:min-height="1.603cm" fo:min-width="1.298cm"/>
    </style:style>
    <style:style style:name="gr16" style:family="graphic" style:parent-style-name="standard">
      <style:graphic-properties svg:stroke-color="#333333" draw:fill-color="#ccff00" draw:textarea-horizontal-align="justify" draw:textarea-vertical-align="middle" draw:auto-grow-height="false" fo:min-height="1.672cm" fo:min-width="1.633cm"/>
    </style:style>
    <style:style style:name="gr17" style:family="graphic" style:parent-style-name="standard">
      <style:graphic-properties svg:stroke-color="#333333" draw:fill-color="#ffff99" draw:textarea-horizontal-align="justify" draw:textarea-vertical-align="middle" draw:auto-grow-height="false" fo:min-height="0.67cm" fo:min-width="0.428cm"/>
    </style:style>
    <style:style style:name="gr18" style:family="graphic" style:parent-style-name="standard">
      <style:graphic-properties svg:stroke-color="#333333" draw:fill-color="#ccff00" draw:textarea-horizontal-align="justify" draw:textarea-vertical-align="middle" draw:auto-grow-height="false" fo:min-height="0.909cm" fo:min-width="0.682cm"/>
    </style:style>
    <style:style style:name="gr19" style:family="graphic" style:parent-style-name="standard">
      <style:graphic-properties draw:stroke="none" svg:stroke-color="#000000" draw:fill="none" draw:fill-color="#ffffff" fo:min-height="1.213cm"/>
    </style:style>
    <style:style style:name="gr20" style:family="graphic" style:parent-style-name="standard">
      <style:graphic-properties draw:stroke="none" svg:stroke-color="#000000" draw:fill="none" draw:fill-color="#ffffff" fo:min-height="1.214cm"/>
    </style:style>
    <style:style style:name="gr21" style:family="graphic" style:parent-style-name="standard">
      <style:graphic-properties draw:stroke="solid" svg:stroke-color="#333333" draw:fill="none" draw:textarea-horizontal-align="justify" draw:textarea-vertical-align="middle" draw:auto-grow-height="false" fo:min-height="5.55cm" fo:min-width="5.3cm"/>
    </style:style>
    <style:style style:name="gr22" style:family="graphic" style:parent-style-name="standard">
      <style:graphic-properties draw:stroke="solid" svg:stroke-color="#000000" draw:fill="none" draw:fill-color="#ffffff" draw:textarea-vertical-align="middle" fo:min-height="1.35cm"/>
    </style:style>
    <style:style style:name="gr23" style:family="graphic" style:parent-style-name="standard">
      <style:graphic-properties draw:stroke="solid" svg:stroke-color="#000000" draw:fill="none" draw:fill-color="#ffffff" draw:textarea-vertical-align="middle" fo:min-height="1.249cm"/>
    </style:style>
    <style:style style:name="gr24" style:family="graphic" style:parent-style-name="standard">
      <style:graphic-properties draw:stroke="solid" svg:stroke-color="#000000" draw:fill="none" draw:fill-color="#ffffff" draw:textarea-vertical-align="middle" fo:min-height="1.55cm"/>
    </style:style>
    <style:style style:name="gr25" style:family="graphic" style:parent-style-name="standard">
      <style:graphic-properties svg:stroke-color="#333333" draw:fill-color="#ffff99" draw:textarea-horizontal-align="justify" draw:textarea-vertical-align="middle" draw:auto-grow-height="false" fo:min-height="1.094cm" fo:min-width="0.999cm"/>
    </style:style>
    <style:style style:name="gr26" style:family="graphic" style:parent-style-name="standard">
      <style:graphic-properties svg:stroke-color="#333333" draw:fill-color="#ffff99" draw:textarea-horizontal-align="justify" draw:textarea-vertical-align="middle" draw:auto-grow-height="false" fo:min-height="1.324cm" fo:min-width="0.978cm"/>
    </style:style>
    <style:style style:name="gr27" style:family="graphic" style:parent-style-name="standard">
      <style:graphic-properties svg:stroke-color="#333333" draw:fill-color="#ffff99" draw:textarea-horizontal-align="justify" draw:textarea-vertical-align="middle" draw:auto-grow-height="false" fo:min-height="1.236cm" fo:min-width="1.008cm"/>
    </style:style>
    <style:style style:name="gr28" style:family="graphic" style:parent-style-name="standard">
      <style:graphic-properties svg:stroke-color="#333333" draw:fill-color="#ffff99" draw:textarea-horizontal-align="justify" draw:textarea-vertical-align="middle" draw:auto-grow-height="false" fo:min-height="1.107cm" fo:min-width="0.944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draw:stroke="solid" svg:stroke-color="#333333" draw:fill="none" draw:textarea-horizontal-align="justify" draw:textarea-vertical-align="middle" draw:auto-grow-height="false" fo:min-height="4.75cm" fo:min-width="5.3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  <style:text-properties fo:font-size="20pt" fo:font-weight="bold"/>
    </style:style>
    <style:style style:name="P3" style:family="paragraph">
      <style:paragraph-properties fo:text-align="center"/>
      <style:text-properties fo:font-size="20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paragraph-properties fo:text-align="center"/>
      <style:text-properties fo:font-size="22pt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99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ccff0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position="-33% 58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837cm" svg:height="3.795cm" svg:x="1.5cm" svg:y="3.1cm">
          <text:p text:style-name="P1">Bibliografía o</text:p>
          <text:p text:style-name="P1"><text:s/>casos reales</text:p>
          <draw:enhanced-geometry svg:viewBox="0 0 21600 21600" draw:glue-points="?f6 10800 10800 21600 ?f5 10800 10800 0" draw:text-areas="?f3 ?f3 ?f4 ?f4" draw:type="trapezoid" draw:modifiers="2738.3323335332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xml:id="id2" draw:id="id2" draw:layer="layout" svg:width="5.628cm" svg:height="3.931cm" svg:x="1.604cm" svg:y="8.115cm">
          <text:p text:style-name="P3">Datos de </text:p>
          <text:p text:style-name="P3">prueba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628cm" svg:height="3.93cm" svg:x="1.604cm" svg:y="13.673cm">
          <text:p text:style-name="P3">Ejecutable de</text:p>
          <text:p text:style-name="P3">prueba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6.983cm" svg:height="3.796cm" svg:x="8.067cm" svg:y="13.807cm">
          <text:p text:style-name="P3">Ejecución de</text:p>
          <text:p text:style-name="P3">la prue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5" draw:id="id5" draw:layer="layout" svg:width="5.628cm" svg:height="3.931cm" svg:x="15.572cm" svg:y="13.769cm">
          <text:p text:style-name="P3">Resultado de </text:p>
          <text:p text:style-name="P3">la prueba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6.283cm" svg:height="3.648cm" svg:x="15.647cm" svg:y="8.318cm">
          <text:p text:style-name="P3">Comparación</text:p>
          <draw:enhanced-geometry svg:viewBox="0 0 21600 21600" draw:glue-points="?f6 0 10800 ?f8 ?f11 10800 ?f9 21600 10800 ?f10 ?f5 10800" draw:text-areas="?f3 ?f3 ?f4 ?f4" draw:type="parallelogram" draw:modifiers="3439.175257731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7" draw:id="id7" draw:layer="layout" svg:width="5.628cm" svg:height="3.93cm" svg:x="22.8cm" svg:y="8.187cm">
          <text:p text:style-name="P3">Inform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4.419cm" svg:y1="6.895cm" svg:x2="4.418cm" svg:y2="8.115cm" draw:start-shape="id1" draw:start-glue-point="5" draw:end-shape="id2" draw:end-glue-point="0" svg:d="M4419 6895l-1 1220" svg:viewBox="0 0 2 1221">
          <text:p/>
        </draw:connector>
        <draw:connector draw:style-name="gr6" draw:text-style-name="P4" draw:layer="layout" draw:type="line" svg:x1="4.418cm" svg:y1="12.046cm" svg:x2="4.418cm" svg:y2="13.673cm" draw:start-shape="id2" draw:start-glue-point="2" draw:end-shape="id3" draw:end-glue-point="0" svg:d="M4418 12046v1627" svg:viewBox="0 0 1 1628">
          <text:p/>
        </draw:connector>
        <draw:connector draw:style-name="gr6" draw:text-style-name="P4" draw:layer="layout" draw:type="line" svg:x1="7.232cm" svg:y1="15.638cm" svg:x2="8.939cm" svg:y2="15.705cm" draw:start-shape="id3" draw:start-glue-point="1" draw:end-shape="id4" draw:end-glue-point="9" svg:d="M7232 15638l1707 67" svg:viewBox="0 0 1708 68">
          <text:p/>
        </draw:connector>
        <draw:connector draw:style-name="gr6" draw:text-style-name="P4" draw:layer="layout" draw:type="line" svg:x1="14.177cm" svg:y1="15.705cm" svg:x2="15.572cm" svg:y2="15.734cm" draw:start-shape="id4" draw:start-glue-point="6" draw:end-shape="id5" draw:end-glue-point="3" svg:d="M14177 15705l1395 29" svg:viewBox="0 0 1396 30">
          <text:p/>
        </draw:connector>
        <draw:connector draw:style-name="gr6" draw:text-style-name="P4" draw:layer="layout" draw:type="line" svg:x1="18.386cm" svg:y1="13.769cm" svg:x2="18.288cm" svg:y2="11.966cm" draw:start-shape="id5" draw:start-glue-point="0" draw:end-shape="id6" draw:end-glue-point="7" svg:d="M18386 13769l-98-1803" svg:viewBox="0 0 99 1804">
          <text:p/>
        </draw:connector>
        <draw:connector draw:style-name="gr6" draw:text-style-name="P4" draw:layer="layout" draw:type="line" svg:x1="7.232cm" svg:y1="10.08cm" svg:x2="16.147cm" svg:y2="10.142cm" draw:start-shape="id2" draw:start-glue-point="1" draw:end-shape="id6" draw:end-glue-point="9" svg:d="M7232 10080l8915 62" svg:viewBox="0 0 8916 63">
          <text:p/>
        </draw:connector>
        <draw:connector draw:style-name="gr6" draw:text-style-name="P4" draw:layer="layout" draw:type="line" svg:x1="21.43cm" svg:y1="10.142cm" svg:x2="22.8cm" svg:y2="10.152cm" draw:start-shape="id6" draw:start-glue-point="6" draw:end-shape="id7" draw:end-glue-point="3" svg:d="M21430 10142l1370 10" svg:viewBox="0 0 1371 11">
          <text:p/>
        </draw:connector>
      </draw:page>
      <draw:page draw:name="page2" draw:style-name="dp1" draw:master-page-name="Predeterminado">
        <draw:frame draw:style-name="gr7" draw:text-style-name="P6" xml:id="id8" draw:id="id8" draw:layer="layout" svg:width="5.211cm" svg:height="1.6cm" svg:x="5.945cm" svg:y="2.616cm">
          <draw:text-box>
            <text:p text:style-name="P5">CDMAdmin</text:p>
          </draw:text-box>
        </draw:frame>
        <draw:frame draw:style-name="gr8" draw:text-style-name="P6" xml:id="id10" draw:id="id10" draw:layer="layout" svg:width="5.119cm" svg:height="1.499cm" svg:x="5.991cm" svg:y="6.035cm">
          <draw:text-box>
            <text:p text:style-name="P5">TLEAdmin</text:p>
          </draw:text-box>
        </draw:frame>
        <draw:frame draw:style-name="gr9" draw:text-style-name="P6" xml:id="id11" draw:id="id11" draw:layer="layout" svg:width="6.482cm" svg:height="1.987cm" svg:x="5.8cm" svg:y="11.923cm">
          <draw:text-box>
            <text:p text:style-name="P5">SIST. DE REFERENCIA</text:p>
          </draw:text-box>
        </draw:frame>
        <draw:frame draw:style-name="gr7" draw:text-style-name="P6" xml:id="id12" draw:id="id12" draw:layer="layout" svg:width="6.482cm" svg:height="1.6cm" svg:x="5.8cm" svg:y="16.524cm">
          <draw:text-box>
            <text:p text:style-name="P5">COMPARAR</text:p>
          </draw:text-box>
        </draw:frame>
        <draw:frame draw:style-name="gr10" draw:text-style-name="P6" xml:id="id14" draw:id="id14" draw:layer="layout" svg:width="5.847cm" svg:height="1.574cm" svg:x="12.305cm" svg:y="5.997cm">
          <draw:text-box>
            <text:p text:style-name="P5">CODSAdmin</text:p>
          </draw:text-box>
        </draw:frame>
        <draw:custom-shape draw:style-name="gr11" draw:text-style-name="P8" xml:id="id16" draw:id="id16" draw:layer="layout" svg:width="2.219cm" svg:height="2.43cm" svg:x="13.72cm" svg:y="11.7cm">
          <text:p text:style-name="P7"><text:span text:style-name="T1">P</text:span><text:span text:style-name="T2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15" draw:id="id15" draw:layer="layout" svg:width="2.415cm" svg:height="2.416cm" svg:x="20.085cm" svg:y="5.576cm">
          <text:p text:style-name="P7"><text:span text:style-name="T1">P</text:span><text:span text:style-name="T2">COD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xml:id="id13" draw:id="id13" draw:layer="layout" svg:width="2.288cm" svg:height="2.416cm" svg:x="1.9cm" svg:y="5.576cm">
          <text:p text:style-name="P7"><text:span text:style-name="T1">P</text:span><text:span text:style-name="T2">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9" draw:id="id9" draw:layer="layout" svg:width="2.219cm" svg:height="2.368cm" svg:x="12.868cm" svg:y="2.232cm">
          <text:p text:style-name="P7"><text:span text:style-name="T1">P</text:span><text:span text:style-name="T2">C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7" draw:id="id17" draw:layer="layout" svg:width="2.542cm" svg:height="2.619cm" svg:x="13.558cm" svg:y="16.081cm">
          <text:p text:style-name="P7"><text:span text:style-name="T1">P</text:span><text:span text:style-name="T2">CO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156cm" svg:y1="3.416cm" svg:x2="12.868cm" svg:y2="3.416cm" draw:start-shape="id8" draw:start-glue-point="1" draw:end-shape="id9" draw:end-glue-point="6" svg:d="M11156 3416h1712" svg:viewBox="0 0 1713 1">
          <text:p/>
        </draw:connector>
        <draw:connector draw:style-name="gr6" draw:text-style-name="P4" draw:layer="layout" draw:type="line" svg:x1="8.55cm" svg:y1="4.216cm" svg:x2="8.55cm" svg:y2="6.035cm" draw:start-shape="id8" draw:start-glue-point="2" draw:end-shape="id10" draw:end-glue-point="0" svg:d="M8550 4216v1819" svg:viewBox="0 0 1 1820">
          <text:p/>
        </draw:connector>
        <draw:connector draw:style-name="gr6" draw:text-style-name="P4" xml:id="id19" draw:id="id19" draw:layer="layout" draw:type="line" svg:x1="9.041cm" svg:y1="13.91cm" svg:x2="9.041cm" svg:y2="16.524cm" draw:start-shape="id11" draw:start-glue-point="2" draw:end-shape="id12" draw:end-glue-point="0" svg:d="M9041 13910v2614" svg:viewBox="0 0 1 2615">
          <text:p/>
        </draw:connector>
        <draw:connector draw:style-name="gr6" draw:text-style-name="P4" draw:layer="layout" draw:type="line" svg:x1="5.991cm" svg:y1="6.784cm" svg:x2="4.188cm" svg:y2="6.784cm" draw:start-shape="id10" draw:start-glue-point="3" draw:end-shape="id13" draw:end-glue-point="10" svg:d="M5991 6784h-1803" svg:viewBox="0 0 1804 1">
          <text:p/>
        </draw:connector>
        <draw:connector draw:style-name="gr6" draw:text-style-name="P4" draw:layer="layout" draw:type="line" svg:x1="18.152cm" svg:y1="6.784cm" svg:x2="20.085cm" svg:y2="6.784cm" draw:start-shape="id14" draw:start-glue-point="1" draw:end-shape="id15" draw:end-glue-point="6" svg:d="M18152 6784h1933" svg:viewBox="0 0 1934 1">
          <text:p/>
        </draw:connector>
        <draw:connector draw:style-name="gr6" draw:text-style-name="P4" draw:layer="layout" draw:type="line" svg:x1="12.282cm" svg:y1="12.916cm" svg:x2="13.72cm" svg:y2="12.915cm" draw:start-shape="id11" draw:start-glue-point="1" draw:end-shape="id16" svg:d="M12282 12916l1438-1" svg:viewBox="0 0 1439 2">
          <text:p/>
        </draw:connector>
        <draw:connector draw:style-name="gr6" draw:text-style-name="P4" draw:layer="layout" draw:type="line" svg:x1="12.282cm" svg:y1="17.324cm" svg:x2="13.558cm" svg:y2="17.39cm" draw:start-shape="id12" draw:start-glue-point="1" draw:end-shape="id17" svg:d="M12282 17324l1276 66" svg:viewBox="0 0 1277 67">
          <text:p/>
        </draw:connector>
        <draw:custom-shape draw:style-name="gr16" draw:text-style-name="P9" xml:id="id18" draw:id="id18" draw:layer="layout" svg:width="3.015cm" svg:height="2.716cm" svg:x="1.385cm" svg:y="9.3cm">
          <text:p text:style-name="P7"><text:span text:style-name="T1">P</text:span><text:span text:style-name="T2">I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svg:x1="8.55cm" svg:y1="7.534cm" svg:x2="9.041cm" svg:y2="11.923cm" draw:start-shape="id10" draw:start-glue-point="2" draw:end-shape="id11" svg:d="M8550 7534v2195h491v2194" svg:viewBox="0 0 492 4390">
          <text:p/>
        </draw:connector>
        <draw:connector draw:style-name="gr6" draw:text-style-name="P4" draw:layer="layout" svg:x1="15.228cm" svg:y1="7.571cm" svg:x2="9.041cm" svg:y2="11.923cm" draw:start-shape="id14" draw:start-glue-point="2" draw:end-shape="id11" draw:end-glue-point="0" svg:d="M15228 7571v2176h-6187v2176" svg:viewBox="0 0 6188 4353">
          <text:p/>
        </draw:connector>
        <draw:connector draw:style-name="gr6" draw:text-style-name="P4" draw:layer="layout" draw:type="line" svg:x1="8.984cm" svg:y1="10.63cm" svg:x2="4.4cm" svg:y2="10.658cm" draw:end-shape="id18" draw:end-glue-point="10" svg:d="M8984 10630l-4584 28" svg:viewBox="0 0 4585 29">
          <text:p/>
        </draw:connector>
        <draw:custom-shape draw:style-name="gr16" draw:text-style-name="P9" xml:id="id20" draw:id="id20" draw:layer="layout" svg:width="3.015cm" svg:height="2.716cm" svg:x="1.2cm" svg:y="13.884cm">
          <text:p text:style-name="P7"><text:span text:style-name="T1">P</text:span><text:span text:style-name="T2">I_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9.041cm" svg:y1="15.217cm" svg:x2="4.215cm" svg:y2="15.242cm" draw:start-shape="id19" draw:start-glue-point="0" draw:end-shape="id20" draw:end-glue-point="10" svg:d="M9041 15217l-4826 25" svg:viewBox="0 0 4827 26">
          <text:p/>
        </draw:connector>
        <draw:g>
          <draw:custom-shape draw:style-name="gr17" draw:text-style-name="P8" draw:layer="layout" svg:width="1.312cm" svg:height="1.3cm" svg:x="17.6cm" svg:y="11.9cm">
            <text:p text:style-name="P7"><text:span text:style-name="T1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9" draw:layer="layout" svg:width="1.67cm" svg:height="1.639cm" svg:x="17.6cm" svg:y="14.161cm">
            <text:p text:style-name="P7"><text:span text:style-name="T1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9" draw:text-style-name="P10" draw:layer="layout" svg:width="4.477cm" svg:height="1.673cm" svg:x="19.123cm" svg:y="11.8cm">
            <draw:text-box>
              <text:p>Pruebas de unidad</text:p>
            </draw:text-box>
          </draw:frame>
          <draw:frame draw:style-name="gr20" draw:text-style-name="P10" draw:layer="layout" svg:width="4.477cm" svg:height="1.673cm" svg:x="19.323cm" svg:y="14.027cm">
            <draw:text-box>
              <text:p>Pruebas de integración</text:p>
            </draw:text-box>
          </draw:frame>
        </draw:g>
        <draw:custom-shape draw:style-name="gr21" draw:text-style-name="P4" draw:layer="layout" svg:width="5.8cm" svg:height="5.8cm" svg:x="17.4cm" svg:y="11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frame draw:style-name="gr22" draw:text-style-name="P6" xml:id="id21" draw:id="id21" draw:layer="layout" svg:width="5.211cm" svg:height="1.6cm" svg:x="5.945cm" svg:y="2.616cm">
          <draw:text-box>
            <text:p text:style-name="P5">CDMAdmin</text:p>
          </draw:text-box>
        </draw:frame>
        <draw:frame draw:style-name="gr23" draw:text-style-name="P6" xml:id="id23" draw:id="id23" draw:layer="layout" svg:width="5.119cm" svg:height="1.499cm" svg:x="5.991cm" svg:y="6.035cm">
          <draw:text-box>
            <text:p text:style-name="P5">TLEAdmin</text:p>
          </draw:text-box>
        </draw:frame>
        <draw:frame draw:style-name="gr24" draw:text-style-name="P6" xml:id="id25" draw:id="id25" draw:layer="layout" svg:width="5.6cm" svg:height="1.8cm" svg:x="7.6cm" svg:y="10.2cm">
          <draw:text-box>
            <text:p text:style-name="P5">ESTADÌSTICA</text:p>
          </draw:text-box>
        </draw:frame>
        <draw:frame draw:style-name="gr22" draw:text-style-name="P6" xml:id="id27" draw:id="id27" draw:layer="layout" svg:width="6.482cm" svg:height="1.6cm" svg:x="5.8cm" svg:y="16.524cm">
          <draw:text-box>
            <text:p text:style-name="P5">ENCUENTRO</text:p>
          </draw:text-box>
        </draw:frame>
        <draw:custom-shape draw:style-name="gr25" draw:text-style-name="P8" xml:id="id26" draw:id="id26" draw:layer="layout" svg:width="2.119cm" svg:height="1.9cm" svg:x="14.881cm" svg:y="10.1cm">
          <text:p text:style-name="P7"><text:span text:style-name="T1">P</text:span><text:span text:style-name="T2">CO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xml:id="id24" draw:id="id24" draw:layer="layout" svg:width="2.088cm" svg:height="2.224cm" svg:x="2.1cm" svg:y="5.676cm">
          <text:p text:style-name="P7"><text:span text:style-name="T1">P</text:span><text:span text:style-name="T2">T</text:span><text:span text:style-name="T2">L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xml:id="id22" draw:id="id22" draw:layer="layout" svg:width="2.132cm" svg:height="2.1cm" svg:x="12.868cm" svg:y="2.4cm">
          <text:p text:style-name="P7"><text:span text:style-name="T1">P</text:span><text:span text:style-name="T2">C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xml:id="id28" draw:id="id28" draw:layer="layout" svg:width="2.042cm" svg:height="1.919cm" svg:x="13.558cm" svg:y="16.381cm">
          <text:p text:style-name="P7"><text:span text:style-name="T1">P</text:span><text:span text:style-name="T2">P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156cm" svg:y1="3.416cm" svg:x2="12.868cm" svg:y2="3.45cm" draw:start-shape="id21" draw:start-glue-point="1" draw:end-shape="id22" draw:end-glue-point="6" svg:d="M11156 3416l1712 34" svg:viewBox="0 0 1713 35">
          <text:p/>
        </draw:connector>
        <draw:connector draw:style-name="gr6" draw:text-style-name="P4" draw:layer="layout" draw:type="line" svg:x1="8.55cm" svg:y1="4.216cm" svg:x2="8.55cm" svg:y2="6.035cm" draw:start-shape="id21" draw:start-glue-point="2" draw:end-shape="id23" draw:end-glue-point="0" svg:d="M8550 4216v1819" svg:viewBox="0 0 1 1820">
          <text:p/>
        </draw:connector>
        <draw:connector draw:style-name="gr6" draw:text-style-name="P4" draw:layer="layout" draw:type="line" svg:x1="5.991cm" svg:y1="6.784cm" svg:x2="4.188cm" svg:y2="6.788cm" draw:start-shape="id23" draw:start-glue-point="3" draw:end-shape="id24" draw:end-glue-point="10" svg:d="M5991 6784l-1803 4" svg:viewBox="0 0 1804 5">
          <text:p/>
        </draw:connector>
        <draw:connector draw:style-name="gr6" draw:text-style-name="P4" draw:layer="layout" draw:type="line" svg:x1="13.2cm" svg:y1="11.1cm" svg:x2="14.881cm" svg:y2="11.05cm" draw:start-shape="id25" draw:start-glue-point="1" draw:end-shape="id26" svg:d="M13200 11100l1681-50" svg:viewBox="0 0 1682 51">
          <text:p/>
        </draw:connector>
        <draw:connector draw:style-name="gr6" draw:text-style-name="P4" draw:layer="layout" draw:type="line" svg:x1="12.282cm" svg:y1="17.324cm" svg:x2="13.558cm" svg:y2="17.34cm" draw:start-shape="id27" draw:start-glue-point="1" draw:end-shape="id28" svg:d="M12282 17324l1276 16" svg:viewBox="0 0 1277 17">
          <text:p/>
        </draw:connector>
        <draw:custom-shape draw:style-name="gr16" draw:text-style-name="P9" xml:id="id29" draw:id="id29" draw:layer="layout" svg:width="3.015cm" svg:height="2.716cm" svg:x="15.885cm" svg:y="12.6cm">
          <text:p text:style-name="P7"><text:span text:style-name="T1">P</text:span><text:span text:style-name="T2">I_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7" draw:text-style-name="P8" draw:layer="layout" svg:width="1.312cm" svg:height="1.3cm" svg:x="17cm" svg:y="2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9" draw:layer="layout" svg:width="1.67cm" svg:height="1.639cm" svg:x="17cm" svg:y="5.1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9" draw:text-style-name="P10" draw:layer="layout" svg:width="4.477cm" svg:height="1.673cm" svg:x="18.523cm" svg:y="2.8cm">
            <draw:text-box>
              <text:p>Pruebas de unidad</text:p>
            </draw:text-box>
          </draw:frame>
          <draw:frame draw:style-name="gr29" draw:text-style-name="P10" draw:layer="layout" svg:width="4.477cm" svg:height="1.673cm" svg:x="18.723cm" svg:y="5.027cm">
            <draw:text-box>
              <text:p>Pruebas de integración</text:p>
            </draw:text-box>
          </draw:frame>
        </draw:g>
        <draw:custom-shape draw:style-name="gr30" draw:text-style-name="P4" draw:layer="layout" svg:width="5.8cm" svg:height="5cm" svg:x="16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0.4cm" svg:y1="12cm" svg:x2="9.041cm" svg:y2="16.524cm" draw:start-shape="id25" draw:start-glue-point="2" draw:end-shape="id27" draw:end-glue-point="0" svg:d="M10400 12000v2262h-1359v2262" svg:viewBox="0 0 1360 4525">
          <text:p/>
        </draw:connector>
        <draw:connector draw:style-name="gr6" draw:text-style-name="P4" draw:layer="layout" draw:type="line" svg:x1="10.348cm" svg:y1="13.875cm" svg:x2="15.885cm" svg:y2="13.958cm" draw:end-shape="id29" draw:end-glue-point="6" svg:d="M10348 13875l5537 83" svg:viewBox="0 0 5538 84">
          <text:p/>
        </draw:connector>
        <draw:line draw:style-name="gr6" draw:text-style-name="P4" xml:id="id31" draw:id="id31" draw:layer="layout" svg:x1="7.1cm" svg:y1="7.5cm" svg:x2="7.1cm" svg:y2="16.5cm">
          <text:p/>
        </draw:line>
        <draw:custom-shape draw:style-name="gr16" draw:text-style-name="P9" xml:id="id30" draw:id="id30" draw:layer="layout" svg:width="3.015cm" svg:height="2.716cm" svg:x="12.485cm" svg:y="7.2cm">
          <text:p text:style-name="P7"><text:span text:style-name="T1">P</text:span><text:span text:style-name="T2">I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line-skew="-0.267cm" svg:x1="8.55cm" svg:y1="7.534cm" svg:x2="10.4cm" svg:y2="10.2cm" draw:start-shape="id23" draw:start-glue-point="2" draw:end-shape="id25" svg:d="M8550 7534v1066h1850v1600" svg:viewBox="0 0 1851 2667">
          <text:p/>
        </draw:connector>
        <draw:connector draw:style-name="gr6" draw:text-style-name="P4" draw:layer="layout" draw:type="line" svg:x1="10.348cm" svg:y1="8.654cm" svg:x2="12.485cm" svg:y2="8.558cm" draw:end-shape="id30" draw:end-glue-point="6" svg:d="M10348 8654l2137-96" svg:viewBox="0 0 2138 97">
          <text:p/>
        </draw:connector>
        <draw:custom-shape draw:style-name="gr16" draw:text-style-name="P9" xml:id="id32" draw:id="id32" draw:layer="layout" svg:width="3.015cm" svg:height="2.716cm" svg:x="1.485cm" svg:y="10.684cm">
          <text:p text:style-name="P7"><text:span text:style-name="T1">P</text:span><text:span text:style-name="T2">I</text:span><text:span text:style-name="T2">_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7.1cm" svg:y1="12cm" svg:x2="4.5cm" svg:y2="12.042cm" draw:start-shape="id31" draw:end-shape="id32" draw:end-glue-point="10" svg:d="M7100 12000l-2600 42" svg:viewBox="0 0 2601 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22:16:47.838392576</meta:creation-date>
    <dc:date>2018-07-13T00:00:18.215200997</dc:date>
    <meta:editing-duration>PT1H23M2S</meta:editing-duration>
    <meta:editing-cycles>14</meta:editing-cycles>
    <meta:generator>LibreOffice/5.1.6.2$Linux_X86_64 LibreOffice_project/10m0$Build-2</meta:generator>
    <meta:document-statistic meta:object-count="71"/>
  </office:meta>
</office:document-meta>
</file>